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5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U" table:style-name="ta1">
        <table:shapes>
          <draw:frame draw:z-index="0" draw:style-name="gr1" draw:text-style-name="P1" svg:width="16.013cm" svg:height="9.005cm" svg:x="31.284cm" svg:y="1.992cm">
            <draw:object draw:notify-on-update-of-ranges="SAU.H5:SAU.H5 SAU.H6:SAU.H13 SAU.I5:SAU.I5 SAU.I6:SAU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autres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style-name="ce1" table:formula="of:=MIN([.B2:.B31])" office:value-type="float" office:value="2060" calcext:value-type="float">
            <text:p>2 060</text:p>
          </table:table-cell>
          <table:table-cell office:value-type="string" calcext:value-type="string">
            <text:p>moyenne</text:p>
          </table:table-cell>
          <table:table-cell table:style-name="ce1" table:formula="of:=AVERAGE(base)" office:value-type="float" office:value="362612.333333333" calcext:value-type="float">
            <text:p>362 612</text:p>
          </table:table-cell>
          <table:table-cell/>
          <table:table-cell office:value-type="string" calcext:value-type="string">
            <text:p>ecart type</text:p>
          </table:table-cell>
          <table:table-cell table:formula="of:=STDEV(base)" office:value-type="float" office:value="694744.672189537" calcext:value-type="float">
            <text:p>694744,672189537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7340" calcext:value-type="float">
            <text:p>37340</text:p>
          </table:table-cell>
          <table:table-cell office:value-type="float" office:value="1040" calcext:value-type="float">
            <text:p>1040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style-name="ce1" table:formula="of:=MAX([.B2:.B31])" office:value-type="float" office:value="3563770" calcext:value-type="float">
            <text:p>3 563 770</text:p>
          </table:table-cell>
          <table:table-cell office:value-type="string" calcext:value-type="string">
            <text:p>médiane</text:p>
          </table:table-cell>
          <table:table-cell table:style-name="ce1" table:formula="of:=MEDIAN(base)" office:value-type="float" office:value="139585" calcext:value-type="float">
            <text:p>139 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244860" calcext:value-type="float">
            <text:p>244860</text:p>
          </table:table-cell>
          <table:table-cell office:value-type="float" office:value="5810" calcext:value-type="float">
            <text:p>581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chéquie</text:p>
          </table:table-cell>
          <table:table-cell office:value-type="float" office:value="25950" calcext:value-type="float">
            <text:p>25950</text:p>
          </table:table-cell>
          <table:table-cell table:number-columns-repeated="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37380" calcext:value-type="float">
            <text:p>37380</text:p>
          </table:table-cell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office:value-type="string" calcext:value-type="string">
            <text:p>effec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282160" calcext:value-type="float">
            <text:p>282160</text:p>
          </table:table-cell>
          <table:table-cell office:value-type="float" office:value="2160" calcext:value-type="float">
            <text:p>2160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style-name="ce1" office:value-type="float" office:value="2000" calcext:value-type="float">
            <text:p>2 000</text:p>
          </table:table-cell>
          <table:table-cell table:number-matrix-columns-spanned="1" table:number-matrix-rows-spanned="9" table:formula="of:=FREQUENCY(base;classes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18750" calcext:value-type="float">
            <text:p>1875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0000" calcext:value-type="float">
            <text:p>50 00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39560" calcext:value-type="float">
            <text:p>1395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000" calcext:value-type="float">
            <text:p>100 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703590" calcext:value-type="float">
            <text:p>703590</text:p>
          </table:table-cell>
          <table:table-cell office:value-type="float" office:value="8460" calcext:value-type="float">
            <text:p>8460</text:p>
          </table:table-cell>
          <table:table-cell office:value-type="float" office:value="680" calcext:value-type="float">
            <text:p>68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" office:value-type="float" office:value="200000" calcext:value-type="float">
            <text:p>200 00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944300" calcext:value-type="float">
            <text:p>944300</text:p>
          </table:table-cell>
          <table:table-cell office:value-type="float" office:value="19130" calcext:value-type="float">
            <text:p>19130</text:p>
          </table:table-cell>
          <table:table-cell office:value-type="float" office:value="2600" calcext:value-type="float">
            <text:p>260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style-name="ce1" office:value-type="float" office:value="300000" calcext:value-type="float">
            <text:p>300 0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63710" calcext:value-type="float">
            <text:p>463710</text:p>
          </table:table-cell>
          <table:table-cell office:value-type="float" office:value="9700" calcext:value-type="float">
            <text:p>9700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:</text:p>
          </table:table-cell>
          <table:table-cell table:number-columns-repeated="2"/>
          <table:table-cell table:style-name="ce1" office:value-type="float" office:value="400000" calcext:value-type="float">
            <text:p>400 0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157100" calcext:value-type="float">
            <text:p>157100</text:p>
          </table:table-cell>
          <table:table-cell office:value-type="float" office:value="2320" calcext:value-type="float">
            <text:p>232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00000" calcext:value-type="float">
            <text:p>500 0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1009440" calcext:value-type="float">
            <text:p>1009440</text:p>
          </table:table-cell>
          <table:table-cell office:value-type="float" office:value="21700" calcext:value-type="float">
            <text:p>21700</text:p>
          </table:table-cell>
          <table:table-cell office:value-type="float" office:value="7040" calcext:value-type="float">
            <text:p>704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1" office:value-type="float" office:value="3600000" calcext:value-type="float">
            <text:p>3 600 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35150" calcext:value-type="float">
            <text:p>35150</text:p>
          </table:table-cell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80720" calcext:value-type="float">
            <text:p>80720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171730" calcext:value-type="float">
            <text:p>171730</text:p>
          </table:table-cell>
          <table:table-cell office:value-type="float" office:value="9590" calcext:value-type="float">
            <text:p>959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453090" calcext:value-type="float">
            <text:p>453090</text:p>
          </table:table-cell>
          <table:table-cell office:value-type="float" office:value="12710" calcext:value-type="float">
            <text:p>1271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9000" calcext:value-type="float">
            <text:p>9000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65790" calcext:value-type="float">
            <text:p>65790</text:p>
          </table:table-cell>
          <table:table-cell office:value-type="float" office:value="1520" calcext:value-type="float">
            <text:p>1520</text:p>
          </table:table-cell>
          <table:table-cell office:value-type="float" office:value="2610" calcext:value-type="float">
            <text:p>261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139610" calcext:value-type="float">
            <text:p>139610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421560" calcext:value-type="float">
            <text:p>1421560</text:p>
          </table:table-cell>
          <table:table-cell office:value-type="float" office:value="13790" calcext:value-type="float">
            <text:p>13790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63580" calcext:value-type="float">
            <text:p>263580</text:p>
          </table:table-cell>
          <table:table-cell office:value-type="float" office:value="3750" calcext:value-type="float">
            <text:p>375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3563770" calcext:value-type="float">
            <text:p>3563770</text:p>
          </table:table-cell>
          <table:table-cell office:value-type="float" office:value="18730" calcext:value-type="float">
            <text:p>1873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72280" calcext:value-type="float">
            <text:p>72280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22050" calcext:value-type="float">
            <text:p>2205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4230" calcext:value-type="float">
            <text:p>54230</text:p>
          </table:table-cell>
          <table:table-cell office:value-type="float" office:value="850" calcext:value-type="float">
            <text:p>85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66550" calcext:value-type="float">
            <text:p>66550</text:p>
          </table:table-cell>
          <table:table-cell office:value-type="float" office:value="290" calcext:value-type="float">
            <text:p>29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41890" calcext:value-type="float">
            <text:p>41890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182180" calcext:value-type="float">
            <text:p>182180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float" office:value="168990" calcext:value-type="float">
            <text:p>168990</text:p>
          </table:table-cell>
          <table:table-cell office:value-type="float" office:value="7950" calcext:value-type="float">
            <text:p>795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:</text:p>
          </table:table-cell>
          <table:table-cell table:number-columns-repeated="9"/>
        </table:table-row>
      </table:table>
      <table:table table:name="Feuille2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fleurs</text:p>
          </table:table-cell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1040" calcext:value-type="float">
            <text:p>1040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5810" calcext:value-type="float">
            <text:p>581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70" calcext:value-type="float">
            <text:p>270</text:p>
          </table:table-cell>
          <table:table-cell office:value-type="float" office:value="410" calcext:value-type="float">
            <text:p>4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2160" calcext:value-type="float">
            <text:p>2160</text:p>
          </table:table-cell>
          <table:table-cell office:value-type="float" office:value="3900" calcext:value-type="float">
            <text:p>39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8460" calcext:value-type="float">
            <text:p>8460</text:p>
          </table:table-cell>
          <table:table-cell office:value-type="float" office:value="680" calcext:value-type="float">
            <text:p>6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19130" calcext:value-type="float">
            <text:p>19130</text:p>
          </table:table-cell>
          <table:table-cell office:value-type="float" office:value="2600" calcext:value-type="float">
            <text:p>26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9700" calcext:value-type="float">
            <text:p>9700</text:p>
          </table:table-cell>
          <table:table-cell office:value-type="float" office:value="4760" calcext:value-type="float">
            <text:p>476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2320" calcext:value-type="float">
            <text:p>232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21700" calcext:value-type="float">
            <text:p>21700</text:p>
          </table:table-cell>
          <table:table-cell office:value-type="float" office:value="7040" calcext:value-type="float">
            <text:p>704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9590" calcext:value-type="float">
            <text:p>959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12710" calcext:value-type="float">
            <text:p>1271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1520" calcext:value-type="float">
            <text:p>1520</text:p>
          </table:table-cell>
          <table:table-cell office:value-type="float" office:value="2610" calcext:value-type="float">
            <text:p>26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3790" calcext:value-type="float">
            <text:p>13790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750" calcext:value-type="float">
            <text:p>375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18730" calcext:value-type="float">
            <text:p>18730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490" calcext:value-type="float">
            <text:p>49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850" calcext:value-type="float">
            <text:p>85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90" calcext:value-type="float">
            <text:p>29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1370" calcext:value-type="float">
            <text:p>137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float" office:value="7950" calcext:value-type="float">
            <text:p>795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:</text:p>
          </table:table-cell>
        </table:table-row>
      </table:table>
      <table:named-expressions>
        <table:named-range table:name="base" table:base-cell-address="$SAU.$B$2" table:cell-range-address="$SAU.$B$2:.$B$31"/>
        <table:named-range table:name="classes" table:base-cell-address="$SAU.$H$6" table:cell-range-address="$SAU.$H$6:.$H$1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2T17:56:06.279000000</dc:date>
    <meta:editing-duration>PT16M45S</meta:editing-duration>
    <meta:editing-cycles>2</meta:editing-cycles>
    <meta:generator>LibreOffice/7.0.0.3$Windows_X86_64 LibreOffice_project/8061b3e9204bef6b321a21033174034a5e2ea88e</meta:generator>
    <meta:document-statistic meta:table-count="2" meta:cell-count="3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5.344cm" svg:y="0.316cm" chart:style-name="ch2">
          <text:p>répartition SAU en Europe</text:p>
        </chart:title>
        <chart:subtitle svg:x="6.19cm" svg:y="1.275cm" chart:style-name="ch3">
          <text:p>nombre de parcelles</text:p>
        </chart:subtitle>
        <chart:plot-area chart:style-name="ch4" table:cell-range-address="SAU.H5:SAU.I13" chart:data-source-has-labels="both" svg:x="1.331cm" svg:y="2.138cm" svg:width="14.363cm" svg:height="5.707cm">
          <chart:coordinate-region svg:x="2.799cm" svg:y="2.138cm" svg:width="12.417cm" svg:height="5.06cm"/>
          <chart:axis chart:dimension="x" chart:name="primary-x" chart:style-name="ch5" chartooo:axis-type="auto">
            <chartooo:date-scale/>
            <chart:title svg:x="0.451cm" svg:y="5.591cm" chart:style-name="ch6">
              <text:p>classes</text:p>
            </chart:title>
            <chart:categories table:cell-range-address="SAU.H6:SAU.H13"/>
          </chart:axis>
          <chart:axis chart:dimension="y" chart:name="primary-y" chart:style-name="ch7">
            <chart:title svg:x="7.992cm" svg:y="8.025cm" chart:style-name="ch8">
              <text:p>effectif</text:p>
            </chart:title>
            <chart:grid chart:style-name="ch9" chart:class="major"/>
          </chart:axis>
          <chart:series chart:style-name="ch10" chart:values-cell-range-address="SAU.I6:SAU.I13" chart:label-cell-address="SAU.I5:SAU.I5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SAU.I5:SAU.I5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SAU.H6:SAU.H13</svg:desc>
                </draw:g>
              </table:table-cell>
              <table:table-cell office:value-type="float" office:value="0">
                <text:p>0</text:p>
                <draw:g>
                  <svg:desc>SAU.I6:SAU.I13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